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d90f" officeooo:paragraph-rsid="001f22ca"/>
    </style:style>
    <style:style style:name="P2" style:family="paragraph" style:parent-style-name="Standard">
      <style:text-properties officeooo:paragraph-rsid="001f6d72"/>
    </style:style>
    <style:style style:name="P3" style:family="paragraph" style:parent-style-name="Standard">
      <style:text-properties officeooo:paragraph-rsid="0020a190"/>
    </style:style>
    <style:style style:name="P4" style:family="paragraph" style:parent-style-name="Standard">
      <style:text-properties officeooo:rsid="00200a66" officeooo:paragraph-rsid="0020a190"/>
    </style:style>
    <style:style style:name="P5" style:family="paragraph" style:parent-style-name="Standard">
      <style:text-properties officeooo:rsid="001d7088" officeooo:paragraph-rsid="001f22ca"/>
    </style:style>
    <style:style style:name="P6" style:family="paragraph" style:parent-style-name="Standard">
      <style:text-properties officeooo:rsid="002ab813" officeooo:paragraph-rsid="002ab813"/>
    </style:style>
    <style:style style:name="P7" style:family="paragraph" style:parent-style-name="Standard">
      <style:text-properties officeooo:paragraph-rsid="002c170b"/>
    </style:style>
    <style:style style:name="P8" style:family="paragraph" style:parent-style-name="Standard">
      <style:text-properties officeooo:rsid="0027bc83" officeooo:paragraph-rsid="002dfa30"/>
    </style:style>
    <style:style style:name="T1" style:family="text">
      <style:text-properties officeooo:rsid="001bd90f"/>
    </style:style>
    <style:style style:name="T2" style:family="text">
      <style:text-properties officeooo:rsid="001d7088"/>
    </style:style>
    <style:style style:name="T3" style:family="text">
      <style:text-properties officeooo:rsid="00200a66"/>
    </style:style>
    <style:style style:name="T4" style:family="text">
      <style:text-properties officeooo:rsid="0028e47c"/>
    </style:style>
    <style:style style:name="T5" style:family="text">
      <style:text-properties officeooo:rsid="002c170b"/>
    </style:style>
    <style:style style:name="T6" style:family="text">
      <style:text-properties fo:color="#346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1">1.学习使用ctags（</text:span>vim下方便代码阅读的工具<text:span text:style-name="T3">，可以实现对变量或函数名的查找，网址：http://ctags.sourceforge.net/）：</text:span></text:p>
      <text:p text:style-name="P4">使用ctags -R统计project中tagname、tagfile、tagaddress、kind等到tags文件，并将相关信息使用transFileToDB.py添加到数据库，得到对project中函数外变量及函数名的统计表tag_content。</text:p>
      <text:p text:style-name="P2"/>
      <text:p text:style-name="P1">2.统计project中单词数量：使用<text:span text:style-name="T2">getWordDict.py获得每个文件中单词字典到数据库表word_dict；getWordFile.py将文件中内容转化为单词与空格间隔的形式写入到文件。</text:span></text:p>
      <text:p text:style-name="P1"/>
      <text:p text:style-name="P7"><text:span text:style-name="T2">初步想要使用getReposDict.py对project中所有单词数统计，但用时过长；改为使用hadoop中wordcount方法统计单词数（结果有编码问题，需要改进），transResultToDB将结果文件内容写入到数据库repos_count。</text:span></text:p>
      <text:p text:style-name="P7"/>
      <text:p text:style-name="P7"><text:span text:style-name="T2">hadoop执行的命令：</text:span>hadoop jar share/hadoop/mapreduce/sources/hadoop-mapreduce-examples-2.6.0-sources.jar org.apache.hadoop.examples.WordCount <text:a xlink:type="simple" xlink:href="../../../../../../input/linux">/input/linux</text:a><text:span text:style-name="T6"> </text:span><text:a xlink:type="simple" xlink:href="../../../../../../output/linux">/output/linux</text:a></text:p>
      <text:p text:style-name="P5"/>
      <text:p text:style-name="P6">3.使用getPatchToDB.py将commit的patch存储到数据库中。</text:p>
      <text:p text:style-name="P5"/>
      <text:p text:style-name="P8">目前：查看repos_count中编码问题，接下来计划<text:span text:style-name="T4">在服务器中建立mysql数据库，便于数据共享，</text:span>学习cscope的使用。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8:44:51.495620262</meta:creation-date>
    <dc:date>2016-03-21T15:34:10.479015276</dc:date>
    <meta:editing-duration>PT31M42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295" meta:character-count="689" meta:non-whitespace-character-count="683"/>
  </office:meta>
</office:document-meta>
</file>